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Standard">
      <style:paragraph-properties fo:text-align="justify" style:justify-single-word="false"/>
      <style:text-properties style:text-underline-style="none" fo:font-weight="normal" style:font-weight-asian="normal" style:font-weight-complex="normal"/>
    </style:style>
    <style:style style:name="P6" style:family="paragraph" style:parent-style-name="Standard">
      <style:paragraph-properties fo:text-align="justify" style:justify-single-word="false"/>
      <style:text-properties style:text-underline-style="none" fo:font-weight="bold" style:font-weight-asian="bold" style:font-weight-complex="bold"/>
    </style:style>
    <style:style style:name="P7" style:family="paragraph" style:parent-style-name="Standard">
      <style:paragraph-properties fo:text-align="justify" style:justify-single-word="false"/>
    </style:style>
    <style:style style:name="T1" style:family="text">
      <style:text-properties fo:font-weight="normal" style:font-weight-asian="normal" style:font-weight-complex="normal"/>
    </style:style>
    <style:style style:name="T2" style:family="text">
      <style:text-properties style:text-underline-style="none" fo:font-weight="normal" style:font-weight-asian="normal" style:font-weight-complex="normal"/>
    </style:style>
    <style:style style:name="T3" style:family="text">
      <style:text-properties style:text-underline-style="solid" style:text-underline-width="auto" style:text-underline-color="font-color"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antasme Destructeur</text:p>
      <text:p text:style-name="P2"/>
      <text:p text:style-name="P2"/>
      <text:p text:style-name="P2">C'est un fantôme vorace ayant macéré dans son jus, et ayant distillé son désir de destruction en une essence de perversion qui lui rend un semblant de raisonnement entièrement dédié à paufiner ses actes malsains. Il possède une forme physique monstrueuse qui reflète directement la noirceur de ses sentiments et qui est entièrement dédié à ses motivations tortueuses.</text:p>
      <text:p text:style-name="P2"/>
      <text:p text:style-name="P2"/>
      <text:p text:style-name="P2">C'est un fantôme vorace modifié par un score de Malice.</text:p>
      <text:p text:style-name="P2">Suivant la vie, la part d'ombre et la puissance d'un homme, son fantôme vorace se voit dès sa mort affecté un score de Noirceur indiquant la profondeur de ses ressentiments. La Noirceur d'un fantôme vorace est normalement compris entre (10 ou Quintessence du mort +4, au plus petit) et (Quintessence du mort). Il lui est donné aussi une Motivation impliquant nécessairement de pervertir, détruire, dénaturer ou quelque chose d'approchant. Cette motivation puise sa source dans sa vie, dans ses échecs, ses ressentiments ou ses remords et implique une tentative de résoudre ce sentiment de la manière la plus atroce possible.</text:p>
      <text:p text:style-name="P2">Le score de Malice du Fantasme commence à 0 à la création où il n'est qu'un simple fantome vorace. Son existence est alors uniquement voué à la destruction pure et simple, sans chichi. Dès qu'il tue quelqu'un, il gagne son premier point de Malice. Il semble alors regagner un début d'intelligence, et gagne une véritable Motivation, qui n'est qu'une version grossière de la Motivation liée à sa Noirceur. Si il accomplit cette nouvelle Motivation, le fantasme gagne un point de Malice et voit sa Motivation dégrossie pour ressembler un peu plus à sa Motivation intrinsèque, qu'il devra accomplir pour gagner un nouveau point de Malice, etc. Jusqu'à ce que sa valeur de Malice soit égale à sa Noirceur. Il récupère alors sa Motivation définitive, et disparaîtra enfin si il réussit à l'accomplir. Un fantasme gagne aussi un point de Malice dès qu'il gagne un point d'âge (voir l'historique pour fantôme). Mais le fantasme restant fondamentalement une bête sauvage, survivre aussi longtemps dénote des capacités de survie absolument exceptionnelles.</text:p>
      <text:p text:style-name="P2"/>
      <text:p text:style-name="P2">Au fur et à mesure qu'il gagne en Malice, un fantasme devient de plus en plus pervers et efficace. Le Fantasme destructeur possède les avantages suivants.</text:p>
      <text:p text:style-name="P2"/>
      <text:p text:style-name="P3">Mental:<text:span text:style-name="T1"> Un fantôme vorace ne conserve aucun savoir de sa vie passé et il ne peut apprendre de savoir qui ne soit pas directement lié à ses fins, son Intelligence est donc à 0. Mais, tout entier tourné vers sa pratique, sa perversion lui fournit un sens qui peut devenir très affuté: il possède autant de point en Astuce que sa Malice.</text:span></text:p>
      <text:p text:style-name="P2"/>
      <text:p text:style-name="P3">Vice:<text:span text:style-name="T1"> Un fantasme possède quatre vices qui sont les versions déformées des vertus. Le Sadisme fait pendant à la Compassion, la Luxure à la Tempérance, la Faiblesse à la Conviction et la Lâcheté à la Vaillance. Comme des Vertus, les Vices peuvent être canalisés selon les modalités indiquées plus bas, mais le véritable pouvoir qui leur est associé est de pouvoir les transmettre aux autres.</text:span></text:p>
      <text:p text:style-name="P3"><text:span text:style-name="T3">Sadisme:</text:span><text:span text:style-name="T2"> La faculté du fantasme à élaborer des scénarios des plus pervers pour détruire ses victimes. Il doit réussir un jet de Sadisme pour réussir à ne pas sauter simplement sur sa victime et attendre avec (im)patience le déroulement de son plan.</text:span></text:p>
      <text:p text:style-name="P5">Il peut aussi canaliser son Sadisme, soit pour renforcer une action servant à faire souffrir quelqu'un, soit pour provoquer un acte de pur sadisme chez une victime (le nombre de réussite indiquant le nombre d'action durant lesquelles la victime est possédé).</text:p>
      <text:p text:style-name="P4"><text:span text:style-name="T1">Luxure:</text:span><text:span text:style-name="T2"> Une faculté purement externe puisque le fantasme ne peut profiter des plaisirs de la vie. Canaliser sur les autres pour les inciter à la débauche, les corrompre plus facilement, affaiblir leur résistance à la tentation sur un jet de Tempérance.</text:span></text:p>
      <text:p text:style-name="P4"><text:span text:style-name="T1">Paresse:</text:span><text:span text:style-name="T2"> Réussir un jet pour ne pas attaquer immédiatement une cible de sa Motivation. Utiliser pour forcer quelqu'un à ne pas agir.</text:span></text:p>
      <text:p text:style-name="P4"><text:soft-page-break/><text:span text:style-name="T1">Lâcheté:</text:span><text:span text:style-name="T2"> Réussir un jet pour parvenir à s'enfuir d'un combat. Sur quelqu'un, un jet en opposition le force à s'enfuir durant (Réussite) tours.</text:span></text:p>
      <text:p text:style-name="P5">Un fantasme destructeur possède (Malice) point de Vice à dépenser. Le premier point dans chaque Vice est gratuit.</text:p>
      <text:p text:style-name="P5">Un Fantasme ayant plus de points en Luxure qu'en Sadisme a une motivation liée à la perversion des êtres et non à leur destruction. Il possède un pouvoir supplémentaire lié à ses vices: il peut les canaliser pour retirer autant de dés que de succès à la vertu opposé au vice canalisé pendant une scène.</text:p>
      <text:p text:style-name="P5"/>
      <text:p text:style-name="P5">Un fantasme dispose de (Malice) points à dépenser dans ses quatre Vices, en plus du premier point de chaque Vice qui est gratuit.</text:p>
      <text:p text:style-name="P5"/>
      <text:p text:style-name="P6">Faiblesse: <text:span text:style-name="T1">L'équivalent de la Volonté. Un fantasme peut dépenser un point pour canaliser un Vice.</text:span></text:p>
      <text:p text:style-name="P6"><text:span text:style-name="T1">Un Fantasme regagne sa Faiblesse en réussissant sa Motivation ou bien en cherchant à ne rien faire pendant un certain temps loin de toutes tentations. Il gagne alors autant de points de Faiblesse que de réussite sur un jet de Paresse.</text:span></text:p>
      <text:p text:style-name="P6"><text:span text:style-name="T1">Un fantasme possède autant en Faiblesse qu'en Malice.</text:span></text:p>
      <text:p text:style-name="P6"><text:span text:style-name="T1"/></text:p>
      <text:p text:style-name="P6">Forme:<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7H30M56S</meta:editing-duration>
    <meta:editing-cycles>8</meta:editing-cycles>
    <meta:generator>OpenOffice.org/3.2$Win32 OpenOffice.org_project/320m12$Build-9483</meta:generator>
    <dc:date>2013-04-30T11:13:55.37</dc:date>
    <dc:creator>Félicien D'Androuville</dc:creator>
    <meta:document-statistic meta:table-count="0" meta:image-count="0" meta:object-count="0" meta:page-count="2" meta:paragraph-count="20" meta:word-count="821" meta:character-count="4958"/>
    <meta:user-defined meta:name="Info 1"/>
    <meta:user-defined meta:name="Info 2"/>
    <meta:user-defined meta:name="Info 3"/>
    <meta:user-defined meta:name="Info 4"/>
  </office:meta>
</office:document-meta>
</file>